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5-09-09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5-06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5-03-1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4-12-0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4-09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4-06-1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4-03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3-12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3-09-1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3-06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3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2-12-14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2-09-2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2-06-13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2-03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1-12-0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1-09-13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1-06-1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1-03-2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0-12-09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0-10-3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20-06-1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9-12-0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9-09-2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9-06-2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9-03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8-12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8-09-1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8-06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8-03-2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7-12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7-09-1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7-06-0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7-03-2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7-01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6-09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6-06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6-04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5-12-0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5-09-0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5-06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5-03-25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4-12-17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4-09-16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4-06-2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4-03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3-12-1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3-09-1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3-06-1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3-03-20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2-12-10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2-09-2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2-06-27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2-02-29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1-12-1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1-09-1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1-06-1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1-03-1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0-12-08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0-09-0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0-06-0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10-03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9-12-08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9-08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9-06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9-03-1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8-12-03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8-09-0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8-06-0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8-03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7-12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7-09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7-05-3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7-03-1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6-12-0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6-09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6-06-0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6-03-0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5-11-30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5-08-3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5-06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5-03-0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4-11-0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4-08-31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4-06-30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4-05-0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4-03-0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3-12-3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3-10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3-09-03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3-06-26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3-04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3-02-2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2-12-30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2-10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2-08-2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2-06-1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2-04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2-02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12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10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8-1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7-1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6-1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5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4-0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2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21122340401</text:p>
          </table:table-cell>
          <table:table-cell office:value-type="string" calcext:value-type="string">
            <text:p>01.00S/02.00E-16BAA01</text:p>
          </table:table-cell>
          <table:table-cell office:value-type="string" calcext:value-type="string">
            <text:p>200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